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228025FDF59FCCE13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64"/>
    </style:style>
    <style:style style:name="dp2" style:family="drawing-page">
      <style:drawing-page-properties draw:fill="gradient" draw:fill-gradient-name="Gradient_20_10" draw:gradient-step-count="0"/>
    </style:style>
    <style:style style:name="dp3" style:family="drawing-page"/>
    <style:style style:name="gr1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" style:family="graphic" style:parent-style-name="standard" style:list-style-name="L1">
      <style:graphic-properties draw:stroke="solid" draw:stroke-dash="Dot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butt" draw:fill="solid" draw:fill-color="#e1bf9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shadow="visible" draw:shadow-offset-x="0.035cm" draw:shadow-offset-y="0.035cm" draw:shadow-color="#5d4037" loext:shadow-blur="0cm" loext:glow-radius="0.071cm" loext:glow-color="#5d4037" loext:glow-transparency="0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7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8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9" style:family="graphic" style:parent-style-name="standard" style:list-style-name="L1">
      <style:graphic-properties draw:stroke="solid" draw:stroke-dash="Dot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butt" draw:fill="solid" draw:fill-color="#e1bf9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10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1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2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3" style:family="graphic" style:parent-style-name="standard" style:list-style-name="L1">
      <style:graphic-properties draw:stroke="solid" draw:stroke-dash="Dot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butt" draw:fill="solid" draw:fill-color="#e1bf9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14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5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6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ot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butt" draw:fill="solid" draw:fill-color="#e1bf9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18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ouble_20_Dash_20__28_Rounded_29_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round" draw:fill="solid" draw:fill-color="#e1bf9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ot" svg:stroke-width="0.081cm" svg:stroke-color="#5d4037" draw:marker-start="" draw:marker-start-width="0.327cm" draw:marker-start-center="false" draw:marker-end="" draw:marker-end-width="0.327cm" draw:marker-end-center="false" svg:stroke-opacity="100%" draw:stroke-linejoin="round" svg:stroke-linecap="butt" draw:fill="solid" draw:fill-color="#e1bf9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22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ot" svg:stroke-width="0.081cm" svg:stroke-color="#8d6e63" draw:marker-start="" draw:marker-start-width="0.327cm" draw:marker-start-center="false" draw:marker-end="" draw:marker-end-width="0.327cm" draw:marker-end-center="false" draw:stroke-linejoin="round" svg:stroke-linecap="butt" draw:fill="solid" draw:fill-color="#f6d7b0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26" style:family="graphic" style:parent-style-name="Oggetto_20_senza_20_riempimento_20_e_20_linee">
      <style:graphic-properties draw:stroke="none" draw:fill="none" draw:textarea-horizontal-align="center" draw:textarea-vertical-align="middle" draw:shadow="visible" draw:shadow-offset-x="0.035cm" draw:shadow-offset-y="0.035cm" draw:shadow-color="#a1887f" loext:shadow-blur="0cm" loext:glow-radius="0.071cm" loext:glow-color="#8d6e63" loext:glow-transparency="0%" loext:softedge-radius="0cm" draw:color-mode="standard" draw:luminance="2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ot" svg:stroke-width="0.081cm" svg:stroke-color="#8d6e63" draw:marker-start="" draw:marker-start-width="0.327cm" draw:marker-start-center="false" draw:marker-end="" draw:marker-end-width="0.327cm" draw:marker-end-center="false" draw:stroke-linejoin="round" svg:stroke-linecap="butt" draw:fill="solid" draw:fill-color="#f6d7b0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31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ot" svg:stroke-width="0.081cm" svg:stroke-color="#8d6e63" draw:marker-start="" draw:marker-start-width="0.327cm" draw:marker-start-center="false" draw:marker-end="" draw:marker-end-width="0.327cm" draw:marker-end-center="false" draw:stroke-linejoin="round" svg:stroke-linecap="butt" draw:fill="solid" draw:fill-color="#f6d7b0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35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ot" svg:stroke-width="0.081cm" svg:stroke-color="#8d6e63" draw:marker-start="" draw:marker-start-width="0.327cm" draw:marker-start-center="false" draw:marker-end="" draw:marker-end-width="0.327cm" draw:marker-end-center="false" draw:stroke-linejoin="round" svg:stroke-linecap="butt" draw:fill="solid" draw:fill-color="#f6d7b0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39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1" style:family="graphic" style:parent-style-name="standard" style:list-style-name="L1">
      <style:graphic-properties draw:stroke="solid" draw:stroke-dash="Double_20_Dash_20__28_Rounded_29_" svg:stroke-width="0.081cm" svg:stroke-color="#8d6e63" draw:marker-start="" draw:marker-start-width="0.327cm" draw:marker-start-center="false" draw:marker-end="" draw:marker-end-width="0.327cm" draw:marker-end-center="false" draw:stroke-linejoin="round" svg:stroke-linecap="round" draw:fill="solid" draw:fill-color="#f6d7b0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2" style:family="graphic" style:parent-style-name="standard" style:list-style-name="L1">
      <style:graphic-properties draw:stroke="solid" draw:stroke-dash="Dot" svg:stroke-width="0.081cm" svg:stroke-color="#8d6e63" draw:marker-start="" draw:marker-start-width="0.327cm" draw:marker-start-center="false" draw:marker-end="" draw:marker-end-width="0.327cm" draw:marker-end-center="false" draw:stroke-linejoin="round" svg:stroke-linecap="butt" draw:fill="solid" draw:fill-color="#f6d7b0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43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ot" svg:stroke-width="0.081cm" svg:stroke-color="#6d4c41" draw:marker-start="" draw:marker-start-width="0.327cm" draw:marker-start-center="false" draw:marker-end="" draw:marker-end-width="0.327cm" draw:marker-end-center="false" draw:stroke-linejoin="round" svg:stroke-linecap="butt" draw:fill="solid" draw:fill-color="#eccca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47" style:family="graphic" style:parent-style-name="Oggetto_20_senza_20_riempimento_20_e_20_linee">
      <style:graphic-properties draw:stroke="none" draw:fill="none" draw:textarea-horizontal-align="center" draw:textarea-vertical-align="middle" draw:shadow="visible" draw:shadow-offset-x="0.035cm" draw:shadow-offset-y="0.035cm" draw:shadow-color="#6d4c41" loext:shadow-blur="0cm" loext:glow-radius="0.071cm" loext:glow-color="#6d4c41" loext:glow-transparency="0%" loext:softedge-radius="0cm" draw:color-mode="standard" draw:luminance="1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ot" svg:stroke-width="0.081cm" svg:stroke-color="#6d4c41" draw:marker-start="" draw:marker-start-width="0.327cm" draw:marker-start-center="false" draw:marker-end="" draw:marker-end-width="0.327cm" draw:marker-end-center="false" draw:stroke-linejoin="round" svg:stroke-linecap="butt" draw:fill="solid" draw:fill-color="#eccca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52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ot" svg:stroke-width="0.081cm" svg:stroke-color="#6d4c41" draw:marker-start="" draw:marker-start-width="0.327cm" draw:marker-start-center="false" draw:marker-end="" draw:marker-end-width="0.327cm" draw:marker-end-center="false" draw:stroke-linejoin="round" svg:stroke-linecap="butt" draw:fill="solid" draw:fill-color="#eccca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56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7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8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ot" svg:stroke-width="0.081cm" svg:stroke-color="#6d4c41" draw:marker-start="" draw:marker-start-width="0.327cm" draw:marker-start-center="false" draw:marker-end="" draw:marker-end-width="0.327cm" draw:marker-end-center="false" draw:stroke-linejoin="round" svg:stroke-linecap="butt" draw:fill="solid" draw:fill-color="#eccca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60" style:family="graphic" style:parent-style-name="standard" style:list-style-name="L1">
      <style:graphic-properties draw:stroke="solid" draw:stroke-dash="Dot" svg:stroke-width="0.106cm" svg:stroke-color="#5d4037" draw:marker-start-width="0.359cm" draw:marker-end-width="0.359cm" svg:stroke-opacity="100%" svg:stroke-linecap="butt" draw:fill-color="#c39f6e" draw:textarea-horizontal-align="justify" draw:textarea-vertical-align="top" draw:auto-grow-height="false" fo:min-height="10.97cm" fo:min-width="6.72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ouble_20_Dash_20__28_Rounded_29_" svg:stroke-width="0.081cm" svg:stroke-color="#6d4c41" draw:marker-start="" draw:marker-start-width="0.327cm" draw:marker-start-center="false" draw:marker-end="" draw:marker-end-width="0.327cm" draw:marker-end-center="false" draw:stroke-linejoin="round" svg:stroke-linecap="round" draw:fill="solid" draw:fill-color="#eccca2" draw:textarea-horizontal-align="justify" fo:padding-top="0.151cm" fo:padding-bottom="0.151cm" fo:padding-left="0.276cm" fo:padding-right="0.276cm" fo:wrap-option="wrap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ot" svg:stroke-width="0.081cm" svg:stroke-color="#6d4c41" draw:marker-start="" draw:marker-start-width="0.327cm" draw:marker-start-center="false" draw:marker-end="" draw:marker-end-width="0.327cm" draw:marker-end-center="false" draw:stroke-linejoin="round" svg:stroke-linecap="butt" draw:fill="solid" draw:fill-color="#eccca2" draw:textarea-horizontal-align="justify" draw:textarea-vertical-align="middle" fo:padding-top="0.151cm" fo:padding-bottom="0.151cm" fo:padding-left="0.276cm" fo:padding-right="0.276cm" fo:wrap-option="wrap" draw:shadow="hidden" draw:shadow-offset-x="0.05cm" draw:shadow-offset-y="0.05cm" draw:shadow-color="#3465a4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  <style:paragraph-properties style:writing-mode="lr-tb"/>
    </style:style>
    <style:style style:name="gr68" style:family="graphic" style:parent-style-name="standard">
      <style:graphic-properties draw:stroke="solid" svg:stroke-width="0.088cm" svg:stroke-color="#4e342e" draw:marker-start="" draw:marker-start-width="0.393cm" draw:marker-start-center="false" draw:marker-end="" draw:marker-end-width="0.393cm" draw:marker-end-center="false" draw:stroke-linejoin="miter" draw:fill="solid" draw:fill-color="#e9b913" draw:secondary-fill-color="#d4ea6b" draw:opacity="100%" draw:textarea-horizontal-align="center" draw:textarea-vertical-align="middle" draw:auto-grow-height="false" draw:fit-to-size="false" style:shrink-to-fit="false" fo:min-height="4.679cm" fo:min-width="13.439cm" fo:padding-top="0.161cm" fo:padding-bottom="0.161cm" fo:padding-left="0.281cm" fo:padding-right="0.281cm" fo:wrap-option="wrap" draw:shadow="hidden" draw:shadow-offset-x="0.071cm" draw:shadow-offset-y="0.071cm" draw:shadow-color="#808080" draw:shadow-opacity="100%" loext:glow-color="#3e2723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1.75cm" fo:min-width="7.5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75cm" fo:min-width="11.5cm"/>
      <style:paragraph-properties style:writing-mode="lr-tb"/>
    </style:style>
    <style:style style:name="P1" style:family="paragraph">
      <loext:graphic-properties draw:fill="solid" draw:fill-color="#e1bf9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1bf9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d4037" loext:opacity="100%" style:text-outline="false" style:text-line-through-style="none" style:text-line-through-type="none" style:font-name="Cooper Black" fo:font-size="11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6d7b0"/>
      <style:paragraph-properties fo:margin-left="0cm" fo:margin-right="0cm" fo:margin-top="0cm" fo:margin-bottom="0cm" fo:line-height="100%" fo:text-indent="0cm"/>
      <style:text-properties fo:font-variant="normal" fo:text-transform="none" fo:color="#a1887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6d7b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d6e63" loext:opacity="100%" style:text-outline="false" style:text-line-through-style="none" style:text-line-through-type="none" style:font-name="Cooper Black" fo:font-size="11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ccca2"/>
      <style:paragraph-properties fo:margin-left="0cm" fo:margin-right="0cm" fo:margin-top="0cm" fo:margin-bottom="0cm" fo:line-height="100%" fo:text-indent="0cm"/>
      <style:text-properties fo:font-variant="normal" fo:text-transform="none" fo:color="#5d403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ccca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d4c41" loext:opacity="100%" style:text-outline="false" style:text-line-through-style="none" style:text-line-through-type="none" style:font-name="Cooper Black" fo:font-size="11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fo:color="#5d403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c39f6e"/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fo:color="#5d403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Cooper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e9b913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Cooper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text-align="center" style:writing-mode="lr-tb"/>
      <style:text-properties fo:color="#4e342e" loext:opacity="100%" style:font-name="Cooper Black" fo:letter-spacing="0.06cm"/>
    </style:style>
    <style:style style:name="P15" style:family="paragraph">
      <loext:graphic-properties draw:fill="none"/>
      <style:paragraph-properties fo:text-align="center" style:writing-mode="lr-tb"/>
      <style:text-properties fo:color="#4e342e" loext:opacity="100%" style:font-name="Cooper Black" fo:letter-spacing="0.06cm"/>
    </style:style>
    <style:style style:name="T1" style:family="text">
      <style:text-properties fo:font-variant="normal" fo:text-transform="none" fo:color="#5d4037" loext:opacity="100%" style:text-outline="false" style:text-line-through-style="none" style:text-line-through-type="none" style:font-name="Cooper Black" fo:font-size="13pt" fo:letter-spacing="normal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d6e63" loext:opacity="100%" style:text-outline="false" style:text-line-through-style="none" style:text-line-through-type="none" style:font-name="Cooper Black" fo:font-size="13pt" fo:letter-spacing="normal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d4c41" loext:opacity="100%" style:text-outline="false" style:text-line-through-style="none" style:text-line-through-type="none" style:font-name="Cooper Black" fo:font-size="13pt" fo:letter-spacing="normal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d4037" loext:opacity="100%" style:text-outline="false" style:text-line-through-style="none" style:text-line-through-type="none" style:font-name="Cooper Black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ooper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4e342e" loext:opacity="100%" style:font-name="Cooper Black" fo:font-size="44pt" fo:letter-spacing="0.06cm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/>
      <draw:page draw:name="page2" draw:style-name="dp2" draw:master-page-name="Predefinito"/>
      <draw:page draw:name="page3" draw:style-name="dp3" draw:master-page-name="Predefinito">
        <draw:g draw:name="task-none 2">
          <draw:g>
            <draw:polygon draw:style-name="gr1" draw:text-style-name="P1" draw:layer="layout" svg:width="0.767cm" svg:height="0.331cm" svg:x="2.862cm" svg:y="3.186cm" svg:viewBox="0 0 768 332" draw:points="0,332 768,332 768,0 0,0">
              <text:p/>
            </draw:polygon>
            <draw:line draw:style-name="gr2" draw:text-style-name="P1" draw:layer="layout" svg:x1="3.242cm" svg:y1="3.268cm" svg:x2="3.242cm" svg:y2="3.433cm">
              <text:p/>
            </draw:line>
            <draw:line draw:style-name="gr3" draw:text-style-name="P1" draw:layer="layout" svg:x1="3.053cm" svg:y1="3.352cm" svg:x2="3.435cm" svg:y2="3.352cm">
              <text:p/>
            </draw:line>
          </draw:g>
          <draw:path draw:style-name="gr4" draw:text-style-name="P3" draw:layer="layout" svg:width="4.588cm" svg:height="1.517cm" svg:x="0.951cm" svg:y="2cm" svg:viewBox="0 0 4589 1518" svg:d="M333 1518h3921c185 0 335-74 335-165v-1188c0-91-150-165-335-165h-3921c-185 0-333 74-333 165v1188c0 91 148 165 333 165z">
            <text:p text:style-name="P2"><text:span text:style-name="T1">Start Game</text:span></text:p>
          </draw:path>
        </draw:g>
        <draw:frame draw:style-name="gr5" draw:text-style-name="P4" draw:layer="layout" svg:width="1.29cm" svg:height="0.824cm" svg:x="0.5cm" svg:y="2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3">
          <draw:g>
            <draw:polygon draw:style-name="gr6" draw:text-style-name="P1" draw:layer="layout" svg:width="0.767cm" svg:height="0.331cm" svg:x="2.862cm" svg:y="5.186cm" svg:viewBox="0 0 768 332" draw:points="0,332 768,332 768,0 0,0">
              <text:p/>
            </draw:polygon>
            <draw:line draw:style-name="gr7" draw:text-style-name="P1" draw:layer="layout" svg:x1="3.242cm" svg:y1="5.268cm" svg:x2="3.242cm" svg:y2="5.433cm">
              <text:p/>
            </draw:line>
            <draw:line draw:style-name="gr8" draw:text-style-name="P1" draw:layer="layout" svg:x1="3.053cm" svg:y1="5.352cm" svg:x2="3.435cm" svg:y2="5.352cm">
              <text:p/>
            </draw:line>
          </draw:g>
          <draw:path draw:style-name="gr9" draw:text-style-name="P3" draw:layer="layout" svg:width="4.588cm" svg:height="1.517cm" svg:x="0.951cm" svg:y="4cm" svg:viewBox="0 0 4589 1518" svg:d="M333 1518h3921c185 0 335-74 335-165v-1188c0-91-150-165-335-165h-3921c-185 0-333 74-333 165v1188c0 91 148 165 333 165z">
            <text:p text:style-name="P2"><text:span text:style-name="T1">Exit</text:span></text:p>
          </draw:path>
        </draw:g>
        <draw:frame draw:style-name="gr5" draw:text-style-name="P4" draw:layer="layout" svg:width="1.29cm" svg:height="0.824cm" svg:x="0.5cm" svg:y="4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4">
          <draw:g>
            <draw:polygon draw:style-name="gr10" draw:text-style-name="P1" draw:layer="layout" svg:width="0.767cm" svg:height="0.331cm" svg:x="2.862cm" svg:y="7.112cm" svg:viewBox="0 0 768 332" draw:points="0,332 768,332 768,0 0,0">
              <text:p/>
            </draw:polygon>
            <draw:line draw:style-name="gr11" draw:text-style-name="P1" draw:layer="layout" svg:x1="3.242cm" svg:y1="7.194cm" svg:x2="3.242cm" svg:y2="7.359cm">
              <text:p/>
            </draw:line>
            <draw:line draw:style-name="gr12" draw:text-style-name="P1" draw:layer="layout" svg:x1="3.053cm" svg:y1="7.278cm" svg:x2="3.435cm" svg:y2="7.278cm">
              <text:p/>
            </draw:line>
          </draw:g>
          <draw:path draw:style-name="gr13" draw:text-style-name="P3" draw:layer="layout" svg:width="4.588cm" svg:height="1.517cm" svg:x="0.951cm" svg:y="5.926cm" svg:viewBox="0 0 4589 1518" svg:d="M333 1518h3921c185 0 335-74 335-165v-1188c0-91-150-165-335-165h-3921c-185 0-333 74-333 165v1188c0 91 148 165 333 165z">
            <text:p text:style-name="P2"><text:span text:style-name="T1">Main Menu</text:span></text:p>
          </draw:path>
        </draw:g>
        <draw:frame draw:style-name="gr5" draw:text-style-name="P4" draw:layer="layout" svg:width="1.29cm" svg:height="0.824cm" svg:x="0.5cm" svg:y="6.676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5">
          <draw:g>
            <draw:polygon draw:style-name="gr14" draw:text-style-name="P1" draw:layer="layout" svg:width="0.767cm" svg:height="0.331cm" svg:x="2.862cm" svg:y="9.112cm" svg:viewBox="0 0 768 332" draw:points="0,332 768,332 768,0 0,0">
              <text:p/>
            </draw:polygon>
            <draw:line draw:style-name="gr15" draw:text-style-name="P1" draw:layer="layout" svg:x1="3.242cm" svg:y1="9.194cm" svg:x2="3.242cm" svg:y2="9.359cm">
              <text:p/>
            </draw:line>
            <draw:line draw:style-name="gr16" draw:text-style-name="P1" draw:layer="layout" svg:x1="3.053cm" svg:y1="9.278cm" svg:x2="3.435cm" svg:y2="9.278cm">
              <text:p/>
            </draw:line>
          </draw:g>
          <draw:path draw:style-name="gr17" draw:text-style-name="P3" draw:layer="layout" svg:width="4.588cm" svg:height="1.517cm" svg:x="0.951cm" svg:y="7.926cm" svg:viewBox="0 0 4589 1518" svg:d="M333 1518h3921c185 0 335-74 335-165v-1188c0-91-150-165-335-165h-3921c-185 0-333 74-333 165v1188c0 91 148 165 333 165z">
            <text:p text:style-name="P2"><text:span text:style-name="T1">Restart Game</text:span></text:p>
          </draw:path>
        </draw:g>
        <draw:frame draw:style-name="gr5" draw:text-style-name="P4" draw:layer="layout" svg:width="1.29cm" svg:height="0.824cm" svg:x="0.5cm" svg:y="8.676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6">
          <draw:g>
            <draw:polygon draw:style-name="gr18" draw:text-style-name="P1" draw:layer="layout" svg:width="0.767cm" svg:height="0.331cm" svg:x="2.862cm" svg:y="11.186cm" svg:viewBox="0 0 768 332" draw:points="0,332 768,332 768,0 0,0">
              <text:p/>
            </draw:polygon>
            <draw:line draw:style-name="gr19" draw:text-style-name="P1" draw:layer="layout" svg:x1="3.242cm" svg:y1="11.268cm" svg:x2="3.242cm" svg:y2="11.433cm">
              <text:p/>
            </draw:line>
            <draw:line draw:style-name="gr20" draw:text-style-name="P1" draw:layer="layout" svg:x1="3.053cm" svg:y1="11.352cm" svg:x2="3.435cm" svg:y2="11.352cm">
              <text:p/>
            </draw:line>
          </draw:g>
          <draw:path draw:style-name="gr21" draw:text-style-name="P3" draw:layer="layout" svg:width="4.588cm" svg:height="1.517cm" svg:x="0.951cm" svg:y="10cm" svg:viewBox="0 0 4589 1518" svg:d="M333 1518h3921c185 0 335-74 335-165v-1188c0-91-150-165-335-165h-3921c-185 0-333 74-333 165v1188c0 91 148 165 333 165z">
            <text:p text:style-name="P2"><text:span text:style-name="T1">New Game</text:span></text:p>
          </draw:path>
        </draw:g>
        <draw:frame draw:style-name="gr5" draw:text-style-name="P4" draw:layer="layout" svg:width="1.29cm" svg:height="0.824cm" svg:x="0.5cm" svg:y="10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7">
          <draw:g>
            <draw:polygon draw:style-name="gr22" draw:text-style-name="P5" draw:layer="layout" svg:width="0.767cm" svg:height="0.331cm" svg:x="9.112cm" svg:y="3.186cm" svg:viewBox="0 0 768 332" draw:points="0,332 768,332 768,0 0,0">
              <text:p/>
            </draw:polygon>
            <draw:line draw:style-name="gr23" draw:text-style-name="P5" draw:layer="layout" svg:x1="9.492cm" svg:y1="3.268cm" svg:x2="9.492cm" svg:y2="3.433cm">
              <text:p/>
            </draw:line>
            <draw:line draw:style-name="gr24" draw:text-style-name="P5" draw:layer="layout" svg:x1="9.303cm" svg:y1="3.352cm" svg:x2="9.685cm" svg:y2="3.352cm">
              <text:p/>
            </draw:line>
          </draw:g>
          <draw:path draw:style-name="gr25" draw:text-style-name="P6" draw:layer="layout" svg:width="4.588cm" svg:height="1.517cm" svg:x="7.201cm" svg:y="2cm" svg:viewBox="0 0 4589 1518" svg:d="M333 1518h3921c185 0 335-74 335-165v-1188c0-91-150-165-335-165h-3921c-185 0-333 74-333 165v1188c0 91 148 165 333 165z">
            <text:p text:style-name="P2"><text:span text:style-name="T2">Start Game</text:span></text:p>
          </draw:path>
        </draw:g>
        <draw:frame draw:style-name="gr26" draw:text-style-name="P4" draw:layer="layout" svg:width="1.29cm" svg:height="0.824cm" svg:x="6.75cm" svg:y="2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8">
          <draw:g>
            <draw:polygon draw:style-name="gr27" draw:text-style-name="P5" draw:layer="layout" svg:width="0.767cm" svg:height="0.331cm" svg:x="9.112cm" svg:y="5.186cm" svg:viewBox="0 0 768 332" draw:points="0,332 768,332 768,0 0,0">
              <text:p/>
            </draw:polygon>
            <draw:line draw:style-name="gr28" draw:text-style-name="P5" draw:layer="layout" svg:x1="9.492cm" svg:y1="5.268cm" svg:x2="9.492cm" svg:y2="5.433cm">
              <text:p/>
            </draw:line>
            <draw:line draw:style-name="gr29" draw:text-style-name="P5" draw:layer="layout" svg:x1="9.303cm" svg:y1="5.352cm" svg:x2="9.685cm" svg:y2="5.352cm">
              <text:p/>
            </draw:line>
          </draw:g>
          <draw:path draw:style-name="gr30" draw:text-style-name="P6" draw:layer="layout" svg:width="4.588cm" svg:height="1.517cm" svg:x="7.201cm" svg:y="4cm" svg:viewBox="0 0 4589 1518" svg:d="M333 1518h3921c185 0 335-74 335-165v-1188c0-91-150-165-335-165h-3921c-185 0-333 74-333 165v1188c0 91 148 165 333 165z">
            <text:p text:style-name="P2"><text:span text:style-name="T2">Exit</text:span></text:p>
          </draw:path>
        </draw:g>
        <draw:frame draw:style-name="gr26" draw:text-style-name="P4" draw:layer="layout" svg:width="1.29cm" svg:height="0.824cm" svg:x="6.75cm" svg:y="4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9">
          <draw:g>
            <draw:polygon draw:style-name="gr31" draw:text-style-name="P5" draw:layer="layout" svg:width="0.767cm" svg:height="0.331cm" svg:x="9.112cm" svg:y="7.112cm" svg:viewBox="0 0 768 332" draw:points="0,332 768,332 768,0 0,0">
              <text:p/>
            </draw:polygon>
            <draw:line draw:style-name="gr32" draw:text-style-name="P5" draw:layer="layout" svg:x1="9.492cm" svg:y1="7.194cm" svg:x2="9.492cm" svg:y2="7.359cm">
              <text:p/>
            </draw:line>
            <draw:line draw:style-name="gr33" draw:text-style-name="P5" draw:layer="layout" svg:x1="9.303cm" svg:y1="7.278cm" svg:x2="9.685cm" svg:y2="7.278cm">
              <text:p/>
            </draw:line>
          </draw:g>
          <draw:path draw:style-name="gr34" draw:text-style-name="P6" draw:layer="layout" svg:width="4.588cm" svg:height="1.517cm" svg:x="7.201cm" svg:y="5.926cm" svg:viewBox="0 0 4589 1518" svg:d="M333 1518h3921c185 0 335-74 335-165v-1188c0-91-150-165-335-165h-3921c-185 0-333 74-333 165v1188c0 91 148 165 333 165z">
            <text:p text:style-name="P2"><text:span text:style-name="T2">Main Menu</text:span></text:p>
          </draw:path>
        </draw:g>
        <draw:frame draw:style-name="gr26" draw:text-style-name="P4" draw:layer="layout" svg:width="1.29cm" svg:height="0.824cm" svg:x="6.75cm" svg:y="6.676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0">
          <draw:g>
            <draw:polygon draw:style-name="gr35" draw:text-style-name="P5" draw:layer="layout" svg:width="0.767cm" svg:height="0.331cm" svg:x="9.112cm" svg:y="9.112cm" svg:viewBox="0 0 768 332" draw:points="0,332 768,332 768,0 0,0">
              <text:p/>
            </draw:polygon>
            <draw:line draw:style-name="gr36" draw:text-style-name="P5" draw:layer="layout" svg:x1="9.492cm" svg:y1="9.194cm" svg:x2="9.492cm" svg:y2="9.359cm">
              <text:p/>
            </draw:line>
            <draw:line draw:style-name="gr37" draw:text-style-name="P5" draw:layer="layout" svg:x1="9.303cm" svg:y1="9.278cm" svg:x2="9.685cm" svg:y2="9.278cm">
              <text:p/>
            </draw:line>
          </draw:g>
          <draw:path draw:style-name="gr38" draw:text-style-name="P6" draw:layer="layout" svg:width="4.588cm" svg:height="1.517cm" svg:x="7.201cm" svg:y="7.926cm" svg:viewBox="0 0 4589 1518" svg:d="M333 1518h3921c185 0 335-74 335-165v-1188c0-91-150-165-335-165h-3921c-185 0-333 74-333 165v1188c0 91 148 165 333 165z">
            <text:p text:style-name="P2"><text:span text:style-name="T2">Restart Game</text:span></text:p>
          </draw:path>
        </draw:g>
        <draw:frame draw:style-name="gr26" draw:text-style-name="P4" draw:layer="layout" svg:width="1.29cm" svg:height="0.824cm" svg:x="6.75cm" svg:y="8.676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1">
          <draw:g>
            <draw:polygon draw:style-name="gr39" draw:text-style-name="P5" draw:layer="layout" svg:width="0.767cm" svg:height="0.331cm" svg:x="9.112cm" svg:y="11.186cm" svg:viewBox="0 0 768 332" draw:points="0,332 768,332 768,0 0,0">
              <text:p/>
            </draw:polygon>
            <draw:line draw:style-name="gr40" draw:text-style-name="P5" draw:layer="layout" svg:x1="9.492cm" svg:y1="11.268cm" svg:x2="9.492cm" svg:y2="11.433cm">
              <text:p/>
            </draw:line>
            <draw:line draw:style-name="gr41" draw:text-style-name="P5" draw:layer="layout" svg:x1="9.303cm" svg:y1="11.352cm" svg:x2="9.685cm" svg:y2="11.352cm">
              <text:p/>
            </draw:line>
          </draw:g>
          <draw:path draw:style-name="gr42" draw:text-style-name="P6" draw:layer="layout" svg:width="4.588cm" svg:height="1.517cm" svg:x="7.201cm" svg:y="10cm" svg:viewBox="0 0 4589 1518" svg:d="M333 1518h3921c185 0 335-74 335-165v-1188c0-91-150-165-335-165h-3921c-185 0-333 74-333 165v1188c0 91 148 165 333 165z">
            <text:p text:style-name="P2"><text:span text:style-name="T2">New Game</text:span></text:p>
          </draw:path>
        </draw:g>
        <draw:frame draw:style-name="gr26" draw:text-style-name="P4" draw:layer="layout" svg:width="1.29cm" svg:height="0.824cm" svg:x="6.75cm" svg:y="10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2">
          <draw:g>
            <draw:polygon draw:style-name="gr43" draw:text-style-name="P7" draw:layer="layout" svg:width="0.767cm" svg:height="0.331cm" svg:x="15.112cm" svg:y="3.186cm" svg:viewBox="0 0 768 332" draw:points="0,332 768,332 768,0 0,0">
              <text:p/>
            </draw:polygon>
            <draw:line draw:style-name="gr44" draw:text-style-name="P7" draw:layer="layout" svg:x1="15.492cm" svg:y1="3.268cm" svg:x2="15.492cm" svg:y2="3.433cm">
              <text:p/>
            </draw:line>
            <draw:line draw:style-name="gr45" draw:text-style-name="P7" draw:layer="layout" svg:x1="15.303cm" svg:y1="3.352cm" svg:x2="15.685cm" svg:y2="3.352cm">
              <text:p/>
            </draw:line>
          </draw:g>
          <draw:path draw:style-name="gr46" draw:text-style-name="P8" draw:layer="layout" svg:width="4.588cm" svg:height="1.517cm" svg:x="13.201cm" svg:y="2cm" svg:viewBox="0 0 4589 1518" svg:d="M333 1518h3921c185 0 335-74 335-165v-1188c0-91-150-165-335-165h-3921c-185 0-333 74-333 165v1188c0 91 148 165 333 165z">
            <text:p text:style-name="P2"><text:span text:style-name="T3">Start Game</text:span></text:p>
          </draw:path>
        </draw:g>
        <draw:frame draw:style-name="gr47" draw:text-style-name="P4" draw:layer="layout" svg:width="1.29cm" svg:height="0.824cm" svg:x="12.75cm" svg:y="2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3">
          <draw:g>
            <draw:polygon draw:style-name="gr48" draw:text-style-name="P7" draw:layer="layout" svg:width="0.767cm" svg:height="0.331cm" svg:x="15.112cm" svg:y="5.186cm" svg:viewBox="0 0 768 332" draw:points="0,332 768,332 768,0 0,0">
              <text:p/>
            </draw:polygon>
            <draw:line draw:style-name="gr49" draw:text-style-name="P7" draw:layer="layout" svg:x1="15.492cm" svg:y1="5.268cm" svg:x2="15.492cm" svg:y2="5.433cm">
              <text:p/>
            </draw:line>
            <draw:line draw:style-name="gr50" draw:text-style-name="P7" draw:layer="layout" svg:x1="15.303cm" svg:y1="5.352cm" svg:x2="15.685cm" svg:y2="5.352cm">
              <text:p/>
            </draw:line>
          </draw:g>
          <draw:path draw:style-name="gr51" draw:text-style-name="P8" draw:layer="layout" svg:width="4.588cm" svg:height="1.517cm" svg:x="13.201cm" svg:y="4cm" svg:viewBox="0 0 4589 1518" svg:d="M333 1518h3921c185 0 335-74 335-165v-1188c0-91-150-165-335-165h-3921c-185 0-333 74-333 165v1188c0 91 148 165 333 165z">
            <text:p text:style-name="P2"><text:span text:style-name="T3">Exit</text:span></text:p>
          </draw:path>
        </draw:g>
        <draw:frame draw:style-name="gr47" draw:text-style-name="P4" draw:layer="layout" svg:width="1.29cm" svg:height="0.824cm" svg:x="12.75cm" svg:y="4.75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4">
          <draw:g>
            <draw:polygon draw:style-name="gr52" draw:text-style-name="P7" draw:layer="layout" svg:width="0.767cm" svg:height="0.331cm" svg:x="15.112cm" svg:y="7.112cm" svg:viewBox="0 0 768 332" draw:points="0,332 768,332 768,0 0,0">
              <text:p/>
            </draw:polygon>
            <draw:line draw:style-name="gr53" draw:text-style-name="P7" draw:layer="layout" svg:x1="15.492cm" svg:y1="7.194cm" svg:x2="15.492cm" svg:y2="7.359cm">
              <text:p/>
            </draw:line>
            <draw:line draw:style-name="gr54" draw:text-style-name="P7" draw:layer="layout" svg:x1="15.303cm" svg:y1="7.278cm" svg:x2="15.685cm" svg:y2="7.278cm">
              <text:p/>
            </draw:line>
          </draw:g>
          <draw:path draw:style-name="gr55" draw:text-style-name="P8" draw:layer="layout" svg:width="4.588cm" svg:height="1.517cm" svg:x="13.201cm" svg:y="5.926cm" svg:viewBox="0 0 4589 1518" svg:d="M333 1518h3921c185 0 335-74 335-165v-1188c0-91-150-165-335-165h-3921c-185 0-333 74-333 165v1188c0 91 148 165 333 165z">
            <text:p text:style-name="P2"><text:span text:style-name="T3">Main Menu</text:span></text:p>
          </draw:path>
        </draw:g>
        <draw:frame draw:style-name="gr47" draw:text-style-name="P4" draw:layer="layout" svg:width="1.29cm" svg:height="0.824cm" svg:x="12.75cm" svg:y="6.676cm">
          <draw:image xlink:href="Pictures/100000010000036000000228025FDF59FCCE1390.png" xlink:type="simple" xlink:show="embed" xlink:actuate="onLoad" draw:mime-type="image/png">
            <text:p/>
          </draw:image>
        </draw:frame>
        <draw:g draw:name="task-none 15">
          <draw:g>
            <draw:polygon draw:style-name="gr56" draw:text-style-name="P7" draw:layer="layout" svg:width="0.767cm" svg:height="0.331cm" svg:x="15.112cm" svg:y="9.112cm" svg:viewBox="0 0 768 332" draw:points="0,332 768,332 768,0 0,0">
              <text:p/>
            </draw:polygon>
            <draw:line draw:style-name="gr57" draw:text-style-name="P7" draw:layer="layout" svg:x1="15.492cm" svg:y1="9.194cm" svg:x2="15.492cm" svg:y2="9.359cm">
              <text:p/>
            </draw:line>
            <draw:line draw:style-name="gr58" draw:text-style-name="P7" draw:layer="layout" svg:x1="15.303cm" svg:y1="9.278cm" svg:x2="15.685cm" svg:y2="9.278cm">
              <text:p/>
            </draw:line>
          </draw:g>
          <draw:path draw:style-name="gr59" draw:text-style-name="P8" draw:layer="layout" svg:width="4.588cm" svg:height="1.517cm" svg:x="13.201cm" svg:y="7.926cm" svg:viewBox="0 0 4589 1518" svg:d="M333 1518h3921c185 0 335-74 335-165v-1188c0-91-150-165-335-165h-3921c-185 0-333 74-333 165v1188c0 91 148 165 333 165z">
            <text:p text:style-name="P2"><text:span text:style-name="T3">Restart Game</text:span></text:p>
          </draw:path>
        </draw:g>
        <draw:frame draw:style-name="gr47" draw:text-style-name="P4" draw:layer="layout" svg:width="1.29cm" svg:height="0.824cm" svg:x="12.75cm" svg:y="8.676cm">
          <draw:image xlink:href="Pictures/100000010000036000000228025FDF59FCCE1390.png" xlink:type="simple" xlink:show="embed" xlink:actuate="onLoad" draw:mime-type="image/png">
            <text:p/>
          </draw:image>
        </draw:frame>
        <draw:custom-shape draw:style-name="gr60" draw:text-style-name="P10" draw:layer="layout" svg:width="8cm" svg:height="12cm" svg:x="19cm" svg:y="1cm">
          <text:p text:style-name="P9"><text:span text:style-name="T4">IN-GAME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task-none 16">
          <draw:g>
            <draw:polygon draw:style-name="gr61" draw:text-style-name="P7" draw:layer="layout" svg:width="0.767cm" svg:height="0.331cm" svg:x="15.072cm" svg:y="11.186cm" svg:viewBox="0 0 768 332" draw:points="0,332 768,332 768,0 0,0">
              <text:p/>
            </draw:polygon>
            <draw:line draw:style-name="gr62" draw:text-style-name="P7" draw:layer="layout" svg:x1="15.452cm" svg:y1="11.268cm" svg:x2="15.452cm" svg:y2="11.433cm">
              <text:p/>
            </draw:line>
            <draw:line draw:style-name="gr63" draw:text-style-name="P7" draw:layer="layout" svg:x1="15.263cm" svg:y1="11.352cm" svg:x2="15.645cm" svg:y2="11.352cm">
              <text:p/>
            </draw:line>
          </draw:g>
          <draw:path draw:style-name="gr64" draw:text-style-name="P8" draw:layer="layout" svg:width="4.588cm" svg:height="1.517cm" svg:x="13.161cm" svg:y="10cm" svg:viewBox="0 0 4589 1518" svg:d="M333 1518h3921c185 0 335-74 335-165v-1188c0-91-150-165-335-165h-3921c-185 0-333 74-333 165v1188c0 91 148 165 333 165z">
            <text:p text:style-name="P2"><text:span text:style-name="T3">New Game</text:span></text:p>
          </draw:path>
        </draw:g>
        <draw:frame draw:style-name="gr47" draw:text-style-name="P4" draw:layer="layout" svg:width="1.29cm" svg:height="0.824cm" svg:x="12.71cm" svg:y="10.75cm">
          <draw:image xlink:href="Pictures/100000010000036000000228025FDF59FCCE1390.png" xlink:type="simple" xlink:show="embed" xlink:actuate="onLoad" draw:mime-type="image/png">
            <text:p/>
          </draw:image>
        </draw:frame>
        <draw:frame draw:style-name="gr65" draw:text-style-name="P11" draw:layer="layout" svg:width="1.912cm" svg:height="0.962cm" svg:x="2.25cm" svg:y="0.788cm">
          <draw:text-box>
            <text:p>IDLE</text:p>
          </draw:text-box>
        </draw:frame>
        <draw:frame draw:style-name="gr66" draw:text-style-name="P11" draw:layer="layout" svg:width="3.961cm" svg:height="0.962cm" svg:x="7.539cm" svg:y="0.788cm">
          <draw:text-box>
            <text:p>HIGHLIGHT</text:p>
          </draw:text-box>
        </draw:frame>
        <draw:frame draw:style-name="gr67" draw:text-style-name="P11" draw:layer="layout" svg:width="2.653cm" svg:height="0.962cm" svg:x="14.25cm" svg:y="0.788cm">
          <draw:text-box>
            <text:p>PRESS</text:p>
          </draw:text-box>
        </draw:frame>
        <draw:custom-shape draw:name="Simple 1" draw:style-name="gr68" draw:text-style-name="P13" draw:layer="layout" svg:width="14cm" svg:height="5cm" svg:x="1cm" svg:y="14cm">
          <text:p text:style-name="P12"><text:span text:style-name="T5">VR Project</text:span></text:p>
          <text:p text:style-name="P12"><text:span text:style-name="T5">(E. Guarneri)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9" draw:text-style-name="P15" draw:layer="layout" svg:width="8cm" svg:height="2cm" svg:x="16.75cm" svg:y="14cm">
          <text:p text:style-name="P14"><text:span text:style-name="T6">You win!</text:span>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12cm" svg:height="2cm" svg:x="16.75cm" svg:y="16.5cm">
          <text:p text:style-name="P14"><text:span text:style-name="T6">Elapsed time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0" draw:display-name="Gradient 10" draw:style="radial" draw:cx="50%" draw:cy="50%" draw:start-color="#001326" draw:end-color="#d0d0d0" draw:start-intensity="100%" draw:end-intensity="100%" draw:border="0%"/>
    <draw:gradient draw:name="Gradient_20_9" draw:display-name="Gradient 9" draw:style="radial" draw:cx="50%" draw:cy="50%" draw:start-color="#001326" draw:end-color="#e8e8e8" draw:start-intensity="100%" draw:end-intensity="100%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gradient draw:name="gradient" draw:style="radial" draw:cx="50%" draw:cy="50%" draw:start-color="#001326" draw:end-color="#e8e8e8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d4c41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17:47:25.399000000</meta:creation-date>
    <dc:date>2024-07-24T22:23:51.405000000</dc:date>
    <meta:editing-duration>PT1H4M55S</meta:editing-duration>
    <meta:editing-cycles>15</meta:editing-cycles>
    <meta:generator>LibreOffice/7.3.5.2$Windows_X86_64 LibreOffice_project/184fe81b8c8c30d8b5082578aee2fed2ea847c01</meta:generator>
    <meta:document-statistic meta:object-count="112"/>
  </office:meta>
</office:document-meta>
</file>